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Caligraphic" svg:font-family="MathJax_Caligraphic" style:font-pitch="variable"/>
    <style:font-face style:name="MathJax_Math" svg:font-family="MathJax_Math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officeooo:rsid="001471b1" officeooo:paragraph-rsid="001471b1" style:font-size-asian="15pt" style:font-size-complex="15pt"/>
    </style:style>
    <style:style style:name="P2" style:family="paragraph" style:parent-style-name="Standard">
      <style:text-properties style:font-name="Liberation Serif" fo:font-size="15pt" officeooo:rsid="0016d8d5" officeooo:paragraph-rsid="0016d8d5" style:font-size-asian="15pt" style:font-size-complex="15pt"/>
    </style:style>
    <style:style style:name="P3" style:family="paragraph" style:parent-style-name="Text_20_body">
      <style:text-properties style:font-name="Liberation Serif" fo:font-size="15pt" officeooo:rsid="0017d14d" officeooo:paragraph-rsid="0017d14d" style:font-size-asian="15pt" style:font-size-complex="15pt"/>
    </style:style>
    <style:style style:name="P4" style:family="paragraph" style:parent-style-name="Text_20_body">
      <style:text-properties style:font-name="Liberation Serif" fo:font-size="15pt" officeooo:rsid="00155804" officeooo:paragraph-rsid="00155804" style:font-size-asian="15pt" style:font-size-complex="15pt"/>
    </style:style>
    <style:style style:name="P5" style:family="paragraph" style:parent-style-name="Text_20_body">
      <style:text-properties style:font-name="Liberation Serif" fo:font-size="15pt" officeooo:rsid="0016d8d5" officeooo:paragraph-rsid="0016d8d5" style:font-size-asian="15pt" style:font-size-complex="15pt"/>
    </style:style>
    <style:style style:name="P6" style:family="paragraph" style:parent-style-name="Text_20_body">
      <style:text-properties style:font-name="Liberation Serif" fo:font-size="15pt" officeooo:rsid="00186bb9" officeooo:paragraph-rsid="00186bb9" style:font-size-asian="15pt" style:font-size-complex="15pt"/>
    </style:style>
    <style:style style:name="P7" style:family="paragraph" style:parent-style-name="Heading_20_1">
      <style:text-properties style:font-name="Liberation Serif" fo:font-size="16pt" style:font-size-asian="16pt" style:font-size-complex="16pt"/>
    </style:style>
    <style:style style:name="T1" style:family="text">
      <style:text-properties officeooo:rsid="00155804"/>
    </style:style>
    <style:style style:name="T2" style:family="text">
      <style:text-properties officeooo:rsid="0017d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blem</text:h>
      <text:p text:style-name="P1">fire.-this is one of the main problems facing the country. <text:span text:style-name="T2">J</text:span>ust yesterday in langata a slum was burned down,this was because the<text:span text:style-name="T1">re</text:span> was no immediate action taken to prevent the spread of fire <text:span text:style-name="T1">in the slum.</text:span></text:p>
      <text:p text:style-name="P2">In many cases there are fire outbursts in forests, factories, slums and many stores <text:span text:style-name="T2">but the people affected are unable to raise their issues to the fire rescue team thus leading to destruction of properties and life.</text:span></text:p>
      <text:h text:style-name="P7" text:outline-level="1">Target</text:h>
      <text:p text:style-name="P3">Since no place cannot face a fire outburst this website is targeted to all the citizens in the country.</text:p>
      <text:h text:style-name="P7" text:outline-level="1">Solution</text:h>
      <text:p text:style-name="P4">Create a website that will enable one to get immediate help from the fire fighters whenever there is a fire outbreak in his/her area.</text:p>
      <text:p text:style-name="P5">The website allows one to post his/her address and location and instantly <text:span text:style-name="T2">and </text:span>the fire rescue team will <text:span text:style-name="T2">come at the site for rescue.</text:span></text:p>
      <text:p text:style-name="P3">This will help in preventing the loss of properties and life.</text:p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Caligraphic" svg:font-family="MathJax_Caligraphic" style:font-pitch="variable"/>
    <style:font-face style:name="MathJax_Math" svg:font-family="MathJax_Math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44:18.108335472</meta:creation-date>
    <dc:date>2018-01-29T14:14:06.173301001</dc:date>
    <meta:editing-duration>PT1H16M24S</meta:editing-duration>
    <meta:editing-cycles>1</meta:editing-cycles>
    <meta:document-statistic meta:table-count="0" meta:image-count="0" meta:object-count="0" meta:page-count="1" meta:paragraph-count="9" meta:word-count="154" meta:character-count="869" meta:non-whitespace-character-count="724"/>
    <meta:generator>LibreOffice/5.1.6.2$Linux_X86_64 LibreOffice_project/10m0$Build-2</meta:generator>
  </office:meta>
</office:document-meta>
</file>